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0000000C0B3431DD1.png" manifest:media-type="image/png"/>
  <manifest:file-entry manifest:full-path="Pictures/10000001000000D2000000D21B06E1ED.png" manifest:media-type="image/png"/>
  <manifest:file-entry manifest:full-path="Pictures/10000001000000D2000000D26CC38F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4.4792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background-color="#ffffff" fo:padding="0.0382in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2.2" style:family="table-row">
      <style:table-row-properties style:min-row-height="0.7104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4" style:family="table">
      <style:table-properties style:width="7.0104in" fo:margin-left="-0.0354in" table:align="left"/>
    </style:style>
    <style:style style:name="Table4.A" style:family="table-column">
      <style:table-column-properties style:column-width="0.0576in"/>
    </style:style>
    <style:style style:name="Table4.B" style:family="table-column">
      <style:table-column-properties style:column-width="6.8868in"/>
    </style:style>
    <style:style style:name="Table4.C" style:family="table-column">
      <style:table-column-properties style:column-width="0.066in"/>
    </style:style>
    <style:style style:name="Table4.1" style:family="table-row">
      <style:table-row-properties style:min-row-height="0.3229in"/>
    </style:style>
    <style:style style:name="Table4.A1" style:family="table-cell">
      <style:table-cell-properties fo:background-color="#ffffff" fo:padding="0.0785in" fo:border="none">
        <style:background-image/>
      </style:table-cell-properties>
    </style:style>
    <style:style style:name="Table4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4.A2" style:family="table-cell">
      <style:table-cell-properties fo:padding="0.0785in" fo:border="none"/>
    </style:style>
    <style:style style:name="Table3" style:family="table">
      <style:table-properties style:width="7.0104in" fo:margin-left="-0.0354in" table:align="left"/>
    </style:style>
    <style:style style:name="Table3.A" style:family="table-column">
      <style:table-column-properties style:column-width="0.0576in"/>
    </style:style>
    <style:style style:name="Table3.B" style:family="table-column">
      <style:table-column-properties style:column-width="4.6299in"/>
    </style:style>
    <style:style style:name="Table3.C" style:family="table-column">
      <style:table-column-properties style:column-width="2.2569in"/>
    </style:style>
    <style:style style:name="Table3.D" style:family="table-column">
      <style:table-column-properties style:column-width="0.066in"/>
    </style:style>
    <style:style style:name="Table3.1" style:family="table-row">
      <style:table-row-properties style:min-row-height="0.3229in"/>
    </style:style>
    <style:style style:name="Table3.A1" style:family="table-cell">
      <style:table-cell-properties fo:background-color="#ffffff" fo:padding="0.0785in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3.A2" style:family="table-cell">
      <style:table-cell-properties fo:padding="0.0785in" fo:border="none"/>
    </style:style>
    <style:style style:name="Table3.C2" style:family="table-cell">
      <style:table-cell-properties fo:padding="0.0785in" fo:border="none"/>
    </style:style>
    <style:style style:name="Table3.A3" style:family="table-cell">
      <style:table-cell-properties fo:padding="0.0785in" fo:border="none"/>
    </style:style>
    <style:style style:name="Table3.A4" style:family="table-cell">
      <style:table-cell-properties fo:padding="0.0785in" fo:border="none"/>
    </style:style>
    <style:style style:name="Table3.C4" style:family="table-cell">
      <style:table-cell-properties fo:padding="0.0785in" fo:border="none"/>
    </style:style>
    <style:style style:name="Table3.A5" style:family="table-cell">
      <style:table-cell-properties fo:padding="0.0785in" fo:border="none"/>
    </style:style>
    <style:style style:name="Table3.6" style:family="table-row">
      <style:table-row-properties style:min-row-height="0.5083in"/>
    </style:style>
    <style:style style:name="Table3.A6" style:family="table-cell">
      <style:table-cell-properties fo:padding="0.0785in" fo:border="none"/>
    </style:style>
    <style:style style:name="Table3.C6" style:family="table-cell">
      <style:table-cell-properties fo:padding="0.0785in" fo:border="none"/>
    </style:style>
    <style:style style:name="Table3.7" style:family="table-row">
      <style:table-row-properties style:min-row-height="0.3125in"/>
    </style:style>
    <style:style style:name="Table3.A7" style:family="table-cell">
      <style:table-cell-properties fo:padding="0.0785in" fo:border="none"/>
    </style:style>
    <style:style style:name="Table3.A8" style:family="table-cell">
      <style:table-cell-properties fo:padding="0.0785in" fo:border="none"/>
    </style:style>
    <style:style style:name="Table3.C8" style:family="table-cell">
      <style:table-cell-properties fo:padding="0.0785in" fo:border="none"/>
    </style:style>
    <style:style style:name="Table3.A9" style:family="table-cell">
      <style:table-cell-properties fo:padding="0.0785in" fo:border="none"/>
    </style:style>
    <style:style style:name="Table3.A10" style:family="table-cell">
      <style:table-cell-properties fo:padding="0.0785in" fo:border="none"/>
    </style:style>
    <style:style style:name="Table3.C10" style:family="table-cell">
      <style:table-cell-properties fo:padding="0.0785in" fo:border="none"/>
    </style:style>
    <style:style style:name="Table3.A11" style:family="table-cell">
      <style:table-cell-properties fo:padding="0.0785in" fo:border="none"/>
    </style:style>
    <style:style style:name="Table3.A12" style:family="table-cell">
      <style:table-cell-properties fo:padding="0.0785in" fo:border="none"/>
    </style:style>
    <style:style style:name="Table3.C12" style:family="table-cell">
      <style:table-cell-properties fo:padding="0.0785in" fo:border="none"/>
    </style:style>
    <style:style style:name="Table3.A13" style:family="table-cell">
      <style:table-cell-properties fo:padding="0.0785in" fo:border="none"/>
    </style:style>
    <style:style style:name="Table3.A14" style:family="table-cell">
      <style:table-cell-properties fo:padding="0.0785in" fo:border="none"/>
    </style:style>
    <style:style style:name="Table3.C14" style:family="table-cell">
      <style:table-cell-properties fo:padding="0.0785in" fo:border="none"/>
    </style:style>
    <style:style style:name="Table3.15" style:family="table-row">
      <style:table-row-properties style:min-row-height="0.5799in"/>
    </style:style>
    <style:style style:name="Table3.A15" style:family="table-cell">
      <style:table-cell-properties fo:padding="0.0785in" fo:border="none"/>
    </style:style>
    <style:style style:name="Table1" style:family="table">
      <style:table-properties style:width="6.9063in" fo:margin-left="0.0146in" table:align="left"/>
    </style:style>
    <style:style style:name="Table1.A" style:family="table-column">
      <style:table-column-properties style:column-width="4.5729in"/>
    </style:style>
    <style:style style:name="Table1.B" style:family="table-column">
      <style:table-column-properties style:column-width="2.3333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2" style:family="table-row">
      <style:table-row-properties style:min-row-height="0.4236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4" style:family="table-row">
      <style:table-row-properties style:min-row-height="0.4257in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6" style:family="table-row">
      <style:table-row-properties style:min-row-height="0.3403in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5" style:family="table">
      <style:table-properties style:width="6.9313in" fo:margin-left="0in" table:align="left"/>
    </style:style>
    <style:style style:name="Table5.A" style:family="table-column">
      <style:table-column-properties style:column-width="3.5104in"/>
    </style:style>
    <style:style style:name="Table5.B" style:family="table-column">
      <style:table-column-properties style:column-width="0.1146in"/>
    </style:style>
    <style:style style:name="Table5.C" style:family="table-column">
      <style:table-column-properties style:column-width="3.3063in"/>
    </style:style>
    <style:style style:name="Table5.A1" style:family="table-cell">
      <style:table-cell-properties fo:background-color="#dddddd" fo:padding="0.0382in" fo:border="none">
        <style:background-image/>
      </style:table-cell-properties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Table5.2" style:family="table-row">
      <style:table-row-properties style:min-row-height="0.1868in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7ee6c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style:font-name="Open sans" officeooo:paragraph-rsid="006322dc"/>
    </style:style>
    <style:style style:name="P15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fo:color="#999999" loext:opacity="100%" style:font-name="Open sans" fo:font-size="12pt" fo:language="fr" fo:country="CA" fo:font-style="italic" officeooo:rsid="006d34e5" officeooo:paragraph-rsid="006d34e5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999999" loext:opacity="100%" style:font-name="Open sans" fo:font-size="12pt" fo:font-style="normal" style:text-underline-style="none" fo:font-weight="normal" officeooo:rsid="0020b962" officeooo:paragraph-rsid="006b89bc" style:font-size-asian="12pt" style:font-style-asian="normal" style:font-weight-asian="normal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80121d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999999" loext:opacity="100%" fo:language="fr" fo:country="CA" officeooo:rsid="007ee6c0" officeooo:paragraph-rsid="007ee6c0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795af5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795af5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d34e5" officeooo:paragraph-rsid="006d34e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f66da" officeooo:paragraph-rsid="006f66da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7ee6c0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6f66da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text-properties officeooo:paragraph-rsid="0048470b"/>
    </style:style>
    <style:style style:name="P50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fo:font-size="11.8000001907349pt" officeooo:paragraph-rsid="006b89bc" style:font-size-asian="11.8000001907349pt" style:font-size-complex="11.8000001907349pt"/>
    </style:style>
    <style:style style:name="P53" style:family="paragraph" style:parent-style-name="Standard">
      <style:text-properties officeooo:paragraph-rsid="006f66da"/>
    </style:style>
    <style:style style:name="P54" style:family="paragraph" style:parent-style-name="Table_20_Contents">
      <style:paragraph-properties fo:text-align="start" style:justify-single-word="false"/>
      <style:text-properties officeooo:paragraph-rsid="008311d4"/>
    </style:style>
    <style:style style:name="P55" style:family="paragraph" style:parent-style-name="Standard">
      <style:paragraph-properties fo:text-align="center" style:justify-single-word="false"/>
      <style:text-properties officeooo:paragraph-rsid="0061143b"/>
    </style:style>
    <style:style style:name="P56" style:family="paragraph" style:parent-style-name="Standard">
      <style:paragraph-properties fo:text-align="center" style:justify-single-word="false"/>
      <style:text-properties fo:color="#999999" loext:opacity="100%" style:font-name="Open sans" fo:font-size="12pt" fo:language="fr" fo:country="CA" fo:font-weight="normal" officeooo:rsid="007ee6c0" officeooo:paragraph-rsid="007ee6c0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color="#999999" loext:opacity="100%" style:font-name="Open sans" fo:font-size="12pt" officeooo:rsid="0054ccfe" officeooo:paragraph-rsid="0070918d" style:font-size-asian="12pt" style:font-size-complex="12pt"/>
    </style:style>
    <style:style style:name="P58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officeooo:paragraph-rsid="006f66da"/>
    </style:style>
    <style:style style:name="P59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officeooo:paragraph-rsid="007491d0"/>
    </style:style>
    <style:style style:name="P60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officeooo:paragraph-rsid="00762c2a"/>
    </style:style>
    <style:style style:name="P61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officeooo:paragraph-rsid="006f66da"/>
    </style:style>
    <style:style style:name="P62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officeooo:paragraph-rsid="007491d0"/>
    </style:style>
    <style:style style:name="P63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rsid="0055085b" officeooo:paragraph-rsid="00762c2a" style:font-size-asian="12pt" style:font-size-complex="12pt"/>
    </style:style>
    <style:style style:name="P64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rsid="0055085b" officeooo:paragraph-rsid="006f66da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77c5d0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795af5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56fe05" officeooo:paragraph-rsid="0080121d" style:font-size-asian="12pt" style:font-style-asian="normal" style:font-size-complex="12pt" style:font-style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71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77c5d0" style:font-name-asian="Source Code Pro Black" style:font-size-asian="12pt" style:font-name-complex="Source Code Pro Black" style:font-size-complex="12pt"/>
    </style:style>
    <style:style style:name="P72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73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4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paragraph-rsid="006f66da" style:font-size-asian="12pt" style:font-size-complex="12pt"/>
    </style:style>
    <style:style style:name="P76" style:family="paragraph" style:parent-style-name="Table_20_Contents" style:list-style-name="L1">
      <style:paragraph-properties fo:text-align="start" style:justify-single-word="false"/>
      <style:text-properties officeooo:paragraph-rsid="0070918d"/>
    </style:style>
    <style:style style:name="P77" style:family="paragraph" style:parent-style-name="Table_20_Contents" style:list-style-name="L2">
      <style:paragraph-properties fo:text-align="start" style:justify-single-word="false"/>
      <style:text-properties officeooo:paragraph-rsid="00762c2a"/>
    </style:style>
    <style:style style:name="P78" style:family="paragraph" style:parent-style-name="Table_20_Contents" style:list-style-name="L1">
      <style:paragraph-properties fo:text-align="start" style:justify-single-word="false"/>
      <style:text-properties style:font-name="Open Sans" officeooo:paragraph-rsid="0070918d"/>
    </style:style>
    <style:style style:name="P79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officeooo:rsid="0055085b" officeooo:paragraph-rsid="0070918d" style:font-name-asian="Source Code Pro Black" style:font-size-asian="12pt" style:font-name-complex="Source Code Pro Black" style:font-size-complex="12pt"/>
    </style:style>
    <style:style style:name="P80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80121d" style:font-name-asian="Source Code Pro Black" style:font-size-asian="12pt" style:font-name-complex="Source Code Pro Black" style:font-size-complex="12pt"/>
    </style:style>
    <style:style style:name="P81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officeooo:rsid="005642b8" officeooo:paragraph-rsid="005642b8" style:font-size-asian="12pt" style:font-size-complex="12pt"/>
    </style:style>
    <style:style style:name="P83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4" style:family="paragraph" style:parent-style-name="Table_20_Contents" style:list-style-name="L1">
      <style:paragraph-properties fo:text-align="start" style:justify-single-word="false"/>
      <style:text-properties style:font-name="Open sans" fo:font-size="12pt" fo:language="fr" fo:country="CA" officeooo:rsid="006d34e5" officeooo:paragraph-rsid="006d34e5" style:font-size-asian="12pt" style:font-size-complex="12pt"/>
    </style:style>
    <style:style style:name="P85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6dc437" officeooo:paragraph-rsid="006dc437" style:font-size-asian="12pt" style:font-size-complex="12pt"/>
    </style:style>
    <style:style style:name="P86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7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795af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80121d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style:text-underline-style="none" fo:font-weight="normal" officeooo:rsid="006322dc" style:font-size-asian="12pt" style:font-style-asian="normal" style:font-weight-asian="normal" style:font-size-complex="12pt"/>
    </style:style>
    <style:style style:name="T2" style:family="text">
      <style:text-properties fo:font-size="12pt" fo:font-style="normal" style:text-underline-style="none" fo:font-weight="normal" officeooo:rsid="006b89bc" style:font-size-asian="12pt" style:font-style-asian="normal" style:font-weight-asian="normal" style:font-size-complex="12pt"/>
    </style:style>
    <style:style style:name="T3" style:family="text">
      <style:text-properties fo:font-size="12pt" fo:language="fr" fo:country="CA" officeooo:rsid="006f66da" style:font-size-asian="12pt" style:font-size-complex="12pt"/>
    </style:style>
    <style:style style:name="T4" style:family="text">
      <style:text-properties fo:font-size="12pt" fo:language="fr" fo:country="CA" officeooo:rsid="00732d83" style:font-size-asian="12pt" style:font-size-complex="12pt"/>
    </style:style>
    <style:style style:name="T5" style:family="text">
      <style:text-properties fo:font-size="12pt" fo:language="fr" fo:country="CA" officeooo:rsid="0073a2d2" style:font-size-asian="12pt" style:font-size-complex="12pt"/>
    </style:style>
    <style:style style:name="T6" style:family="text">
      <style:text-properties fo:font-size="12pt" fo:language="fr" fo:country="CA" officeooo:rsid="007e8584" style:font-size-asian="12pt" style:font-size-complex="12pt"/>
    </style:style>
    <style:style style:name="T7" style:family="text">
      <style:text-properties fo:font-size="12pt" fo:language="fr" fo:country="CA" fo:font-weight="normal" officeooo:rsid="006d34e5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font-size="12pt" fo:language="fr" fo:country="CA" fo:font-style="normal" officeooo:rsid="00732d83" style:font-size-asian="12pt" style:font-style-asian="normal" style:font-size-complex="12pt" style:font-style-complex="normal"/>
    </style:style>
    <style:style style:name="T9" style:family="text">
      <style:text-properties fo:font-size="12pt" fo:language="fr" fo:country="CA" fo:font-style="normal" officeooo:rsid="007491d0" style:font-size-asian="12pt" style:font-style-asian="normal" style:font-size-complex="12pt" style:font-style-complex="normal"/>
    </style:style>
    <style:style style:name="T10" style:family="text">
      <style:text-properties fo:font-size="12pt" fo:language="fr" fo:country="CA" fo:font-style="normal" officeooo:rsid="0054ccfe" style:font-size-asian="12pt" style:font-style-asian="normal" style:font-size-complex="12pt" style:font-style-complex="normal"/>
    </style:style>
    <style:style style:name="T11" style:family="text">
      <style:text-properties fo:font-size="12pt" fo:language="fr" fo:country="CA" fo:font-style="normal" officeooo:rsid="00762c2a" style:font-size-asian="12pt" style:font-style-asian="normal" style:font-size-complex="12pt" style:font-style-complex="normal"/>
    </style:style>
    <style:style style:name="T12" style:family="text">
      <style:text-properties fo:font-size="12pt" fo:language="fr" fo:country="CA" fo:font-style="normal" officeooo:rsid="007e8584" style:font-size-asian="12pt" style:font-style-asian="normal" style:font-size-complex="12pt" style:font-style-complex="normal"/>
    </style:style>
    <style:style style:name="T13" style:family="text">
      <style:text-properties fo:font-size="12pt" fo:language="fr" fo:country="CA" fo:font-style="normal" officeooo:rsid="00871b31" style:font-size-asian="12pt" style:font-style-asian="normal" style:font-size-complex="12pt" style:font-style-complex="normal"/>
    </style:style>
    <style:style style:name="T14" style:family="text">
      <style:text-properties fo:font-size="12pt" fo:language="fr" fo:country="CA" officeooo:rsid="00762c2a" style:font-name-asian="Source Code Pro Black" style:font-size-asian="12pt" style:font-name-complex="Source Code Pro Black" style:font-size-complex="12pt"/>
    </style:style>
    <style:style style:name="T15" style:family="text">
      <style:text-properties fo:font-size="12pt" fo:language="fr" fo:country="CA" officeooo:rsid="0077c5d0" style:font-name-asian="Source Code Pro Black" style:font-size-asian="12pt" style:font-name-complex="Source Code Pro Black" style:font-size-complex="12pt"/>
    </style:style>
    <style:style style:name="T16" style:family="text">
      <style:text-properties fo:font-size="12pt" officeooo:rsid="0020b962" style:font-size-asian="12pt" style:font-style-asian="italic" style:font-size-complex="12pt" style:font-style-complex="italic"/>
    </style:style>
    <style:style style:name="T17" style:family="text">
      <style:text-properties fo:font-size="12pt" officeooo:rsid="0039ffdc" style:font-size-asian="12pt" style:font-style-asian="italic" style:font-size-complex="12pt" style:font-style-complex="italic"/>
    </style:style>
    <style:style style:name="T18" style:family="text">
      <style:text-properties fo:font-size="12pt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9" style:family="text">
      <style:text-properties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0" style:family="text">
      <style:text-properties fo:font-size="12pt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1" style:family="text">
      <style:text-properties fo:font-size="12pt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2" style:family="text">
      <style:text-properties fo:font-size="12pt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23" style:family="text">
      <style:text-properties fo:font-size="12pt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24" style:family="text">
      <style:text-properties fo:font-size="12pt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25" style:family="text">
      <style:text-properties fo:font-size="12pt" officeooo:rsid="003b7c01" style:font-name-asian="Source Code Pro Black" style:font-size-asian="12pt" style:font-name-complex="Source Code Pro Black" style:font-size-complex="12pt"/>
    </style:style>
    <style:style style:name="T26" style:family="text">
      <style:text-properties fo:font-size="12pt" officeooo:rsid="00505c42" style:font-name-asian="Source Code Pro Black" style:font-size-asian="12pt" style:font-name-complex="Source Code Pro Black" style:font-size-complex="12pt"/>
    </style:style>
    <style:style style:name="T27" style:family="text">
      <style:text-properties fo:color="#999999" loext:opacity="100%" fo:language="fr" fo:country="CA" officeooo:rsid="00732d83" style:font-name-asian="Source Code Pro Black" style:font-name-complex="Source Code Pro Black"/>
    </style:style>
    <style:style style:name="T28" style:family="text">
      <style:text-properties fo:color="#999999" loext:opacity="100%" officeooo:rsid="003a3d34" style:font-name-asian="Source Code Pro Black" style:font-name-complex="Source Code Pro Black"/>
    </style:style>
    <style:style style:name="T29" style:family="text">
      <style:text-properties fo:color="#000000" loext:opacity="100%" fo:font-style="normal" officeooo:rsid="00300bf7" style:font-style-asian="normal" style:font-style-complex="normal"/>
    </style:style>
    <style:style style:name="T30" style:family="text">
      <style:text-properties fo:color="#000000" loext:opacity="100%" style:font-name="Open sans" fo:font-size="12pt" officeooo:rsid="003b7c01" style:font-name-asian="Source Code Pro Black" style:font-size-asian="12pt" style:font-name-complex="Source Code Pro Black" style:font-size-complex="12pt"/>
    </style:style>
    <style:style style:name="T31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32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33" style:family="text">
      <style:text-properties officeooo:rsid="0010aa6d"/>
    </style:style>
    <style:style style:name="T34" style:family="text">
      <style:text-properties officeooo:rsid="00138700"/>
    </style:style>
    <style:style style:name="T35" style:family="text">
      <style:text-properties officeooo:rsid="0014f72d"/>
    </style:style>
    <style:style style:name="T36" style:family="text">
      <style:text-properties officeooo:rsid="0015b39a"/>
    </style:style>
    <style:style style:name="T37" style:family="text">
      <style:text-properties officeooo:rsid="0020b962"/>
    </style:style>
    <style:style style:name="T38" style:family="text">
      <style:text-properties officeooo:rsid="00211d5a"/>
    </style:style>
    <style:style style:name="T39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40" style:family="text">
      <style:text-properties fo:color="#000080" loext:opacity="100%" fo:font-size="12pt" fo:font-style="normal" style:text-underline-style="none" fo:font-weight="normal" officeooo:rsid="0020b962" style:font-size-asian="12pt" style:font-style-asian="normal" style:font-weight-asian="normal" style:font-size-complex="12pt"/>
    </style:style>
    <style:style style:name="T41" style:family="text">
      <style:text-properties fo:color="#000080" loext:opacity="100%"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42" style:family="text">
      <style:text-properties fo:color="#000080" loext:opacity="100%" fo:font-size="12pt" fo:language="fr" fo:country="CA" style:text-underline-style="solid" style:text-underline-width="auto" style:text-underline-color="font-color" officeooo:rsid="006f66da" style:font-size-asian="12pt" style:font-size-complex="12pt"/>
    </style:style>
    <style:style style:name="T43" style:family="text">
      <style:text-properties fo:color="#000080" loext:opacity="100%" fo:font-size="12pt" fo:language="fr" fo:country="CA" fo:font-style="normal" style:text-underline-style="solid" style:text-underline-width="auto" style:text-underline-color="font-color" officeooo:rsid="00762c2a" style:font-size-asian="12pt" style:font-style-asian="normal" style:font-size-complex="12pt" style:font-style-complex="normal"/>
    </style:style>
    <style:style style:name="T44" style:family="text">
      <style:text-properties fo:color="#000080" loext:opacity="100%" fo:font-size="12pt" fo:language="fr" fo:country="CA" fo:font-style="normal" style:text-underline-style="solid" style:text-underline-width="auto" style:text-underline-color="font-color" officeooo:rsid="00732d83" style:font-size-asian="12pt" style:font-style-asian="normal" style:font-size-complex="12pt" style:font-style-complex="normal"/>
    </style:style>
    <style:style style:name="T45" style:family="text">
      <style:text-properties fo:color="#000080" loext:opacity="100%" fo:font-size="12pt" fo:language="fr" fo:country="CA" fo:font-style="italic" style:text-underline-style="solid" style:text-underline-width="auto" style:text-underline-color="font-color" officeooo:rsid="00732d83" style:font-size-asian="12pt" style:font-style-asian="italic" style:font-size-complex="12pt" style:font-style-complex="italic"/>
    </style:style>
    <style:style style:name="T46" style:family="text">
      <style:text-properties fo:color="#000080" loext:opacity="100%" fo:font-size="12pt" fo:language="fr" fo:country="CA" fo:font-style="italic" style:text-underline-style="solid" style:text-underline-width="auto" style:text-underline-color="font-color" officeooo:rsid="006dc437" style:font-size-asian="12pt" style:font-style-asian="italic" style:font-size-complex="12pt" style:font-style-complex="italic"/>
    </style:style>
    <style:style style:name="T47" style:family="text">
      <style:text-properties fo:color="#000080" loext:opacity="100%" fo:language="fr" fo:country="CA" officeooo:rsid="0070918d" style:font-name-asian="Source Code Pro Black" style:font-name-complex="Source Code Pro Black"/>
    </style:style>
    <style:style style:name="T48" style:family="text">
      <style:text-properties fo:color="#000080" loext:opacity="100%" fo:language="fr" fo:country="CA" officeooo:rsid="00732d83" style:font-name-asian="Source Code Pro Black" style:font-name-complex="Source Code Pro Black"/>
    </style:style>
    <style:style style:name="T49" style:family="text">
      <style:text-properties fo:color="#000080" loext:opacity="100%" fo:language="fr" fo:country="CA" fo:font-style="normal" officeooo:rsid="007491d0" style:font-style-asian="normal" style:font-style-complex="normal"/>
    </style:style>
    <style:style style:name="T50" style:family="text">
      <style:text-properties fo:color="#000080" loext:opacity="100%" fo:language="fr" fo:country="CA" style:text-underline-style="solid" style:text-underline-width="auto" style:text-underline-color="font-color" officeooo:rsid="00762c2a"/>
    </style:style>
    <style:style style:name="T51" style:family="text">
      <style:text-properties fo:color="#000080" loext:opacity="100%" officeooo:rsid="0055085b" style:font-name-asian="Source Code Pro Black" style:font-name-complex="Source Code Pro Black"/>
    </style:style>
    <style:style style:name="T52" style:family="text">
      <style:text-properties fo:color="#000080" loext:opacity="100%" style:text-underline-style="solid" style:text-underline-width="auto" style:text-underline-color="font-color" officeooo:rsid="00762c2a"/>
    </style:style>
    <style:style style:name="T53" style:family="text">
      <style:text-properties fo:color="#000080" loext:opacity="100%" fo:language="zxx" fo:country="none" officeooo:rsid="0070918d" style:font-name-asian="Source Code Pro Black" style:font-name-complex="Source Code Pro Black"/>
    </style:style>
    <style:style style:name="T54" style:family="text">
      <style:text-properties officeooo:rsid="002cc7fc"/>
    </style:style>
    <style:style style:name="T55" style:family="text">
      <style:text-properties officeooo:rsid="00300bf7"/>
    </style:style>
    <style:style style:name="T56" style:family="text">
      <style:text-properties officeooo:rsid="003211f5"/>
    </style:style>
    <style:style style:name="T57" style:family="text">
      <style:text-properties officeooo:rsid="003319fd"/>
    </style:style>
    <style:style style:name="T58" style:family="text">
      <style:text-properties officeooo:rsid="0039ffdc"/>
    </style:style>
    <style:style style:name="T59" style:family="text">
      <style:text-properties officeooo:rsid="003d9e19"/>
    </style:style>
    <style:style style:name="T60" style:family="text">
      <style:text-properties officeooo:rsid="0054ccfe"/>
    </style:style>
    <style:style style:name="T61" style:family="text">
      <style:text-properties officeooo:rsid="00586e10"/>
    </style:style>
    <style:style style:name="T62" style:family="text">
      <style:text-properties officeooo:rsid="005fab13"/>
    </style:style>
    <style:style style:name="T63" style:family="text">
      <style:text-properties style:font-name="Open sans" fo:font-size="12pt" officeooo:rsid="0054ccfe" style:font-size-asian="12pt" style:font-size-complex="12pt"/>
    </style:style>
    <style:style style:name="T64" style:family="text"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T65" style:family="text">
      <style:text-properties style:font-name="Open sans" fo:font-size="12pt" fo:font-weight="normal" officeooo:rsid="00102d04" style:font-size-asian="12pt" style:font-weight-asian="normal" style:font-size-complex="12pt" style:font-weight-complex="normal"/>
    </style:style>
    <style:style style:name="T66" style:family="text">
      <style:text-properties officeooo:rsid="0061143b"/>
    </style:style>
    <style:style style:name="T67" style:family="text">
      <style:text-properties officeooo:rsid="006322dc"/>
    </style:style>
    <style:style style:name="T68" style:family="text">
      <style:text-properties officeooo:rsid="00684c8c"/>
    </style:style>
    <style:style style:name="T69" style:family="text">
      <style:text-properties fo:language="fr" fo:country="CA"/>
    </style:style>
    <style:style style:name="T70" style:family="text">
      <style:text-properties fo:language="fr" fo:country="CA" officeooo:rsid="006b89bc"/>
    </style:style>
    <style:style style:name="T71" style:family="text">
      <style:text-properties fo:language="fr" fo:country="CA" officeooo:rsid="006d34e5"/>
    </style:style>
    <style:style style:name="T72" style:family="text">
      <style:text-properties fo:language="fr" fo:country="CA" officeooo:rsid="005fab13"/>
    </style:style>
    <style:style style:name="T73" style:family="text">
      <style:text-properties fo:language="fr" fo:country="CA" officeooo:rsid="006f66da"/>
    </style:style>
    <style:style style:name="T74" style:family="text">
      <style:text-properties fo:language="fr" fo:country="CA" officeooo:rsid="006322dc"/>
    </style:style>
    <style:style style:name="T75" style:family="text">
      <style:text-properties fo:language="fr" fo:country="CA" officeooo:rsid="0070c22e"/>
    </style:style>
    <style:style style:name="T76" style:family="text">
      <style:text-properties fo:language="fr" fo:country="CA" officeooo:rsid="00732d83" style:font-name-asian="Source Code Pro Black" style:font-name-complex="Source Code Pro Black"/>
    </style:style>
    <style:style style:name="T77" style:family="text">
      <style:text-properties fo:language="fr" fo:country="CA" officeooo:rsid="0077c5d0" style:font-name-asian="Source Code Pro Black" style:font-name-complex="Source Code Pro Black"/>
    </style:style>
    <style:style style:name="T78" style:family="text">
      <style:text-properties fo:language="fr" fo:country="CA" officeooo:rsid="0080121d" style:font-name-asian="Source Code Pro Black" style:font-name-complex="Source Code Pro Black"/>
    </style:style>
    <style:style style:name="T79" style:family="text">
      <style:text-properties fo:language="fr" fo:country="CA" officeooo:rsid="007ee6c0" style:font-name-asian="Source Code Pro Black" style:font-name-complex="Source Code Pro Black"/>
    </style:style>
    <style:style style:name="T80" style:family="text">
      <style:text-properties fo:language="fr" fo:country="CA" fo:font-style="normal" officeooo:rsid="006d34e5" style:font-name-asian="Source Code Pro Black" style:font-style-asian="normal" style:font-weight-asian="bold" style:font-name-complex="Source Code Pro Black" style:font-style-complex="normal" style:font-weight-complex="bold"/>
    </style:style>
    <style:style style:name="T81" style:family="text">
      <style:text-properties fo:language="fr" fo:country="CA" fo:font-style="normal" officeooo:rsid="0077c5d0" style:font-name-asian="Source Code Pro Black" style:font-style-asian="normal" style:font-weight-asian="bold" style:font-name-complex="Source Code Pro Black" style:font-style-complex="normal" style:font-weight-complex="bold"/>
    </style:style>
    <style:style style:name="T82" style:family="text">
      <style:text-properties fo:language="fr" fo:country="CA" fo:font-style="normal" officeooo:rsid="007e8584" style:font-name-asian="Source Code Pro Black" style:font-style-asian="normal" style:font-weight-asian="bold" style:font-name-complex="Source Code Pro Black" style:font-style-complex="normal" style:font-weight-complex="bold"/>
    </style:style>
    <style:style style:name="T83" style:family="text">
      <style:text-properties fo:language="fr" fo:country="CA" fo:font-style="normal" officeooo:rsid="006d34e5" style:font-style-asian="normal" style:font-style-complex="normal"/>
    </style:style>
    <style:style style:name="T84" style:family="text">
      <style:text-properties fo:language="fr" fo:country="CA" fo:font-style="normal" officeooo:rsid="00723fcb" style:font-style-asian="normal" style:font-style-complex="normal"/>
    </style:style>
    <style:style style:name="T85" style:family="text">
      <style:text-properties fo:language="fr" fo:country="CA" fo:font-style="normal" officeooo:rsid="007491d0" style:font-style-asian="normal" style:font-style-complex="normal"/>
    </style:style>
    <style:style style:name="T86" style:family="text">
      <style:text-properties fo:language="fr" fo:country="CA" fo:font-style="normal" officeooo:rsid="00762c2a" style:font-style-asian="normal" style:font-style-complex="normal"/>
    </style:style>
    <style:style style:name="T87" style:family="text">
      <style:text-properties fo:language="fr" fo:country="CA" fo:font-style="normal" officeooo:rsid="0076de6e" style:font-style-asian="normal" style:font-style-complex="normal"/>
    </style:style>
    <style:style style:name="T88" style:family="text">
      <style:text-properties fo:language="fr" fo:country="CA" fo:font-style="normal" officeooo:rsid="007e8584" style:font-style-asian="normal" style:font-style-complex="normal"/>
    </style:style>
    <style:style style:name="T89" style:family="text">
      <style:text-properties fo:language="fr" fo:country="CA" fo:font-style="normal" officeooo:rsid="007ee6c0" style:font-style-asian="normal" style:font-style-complex="normal"/>
    </style:style>
    <style:style style:name="T90" style:family="text">
      <style:text-properties fo:language="fr" fo:country="CA" fo:font-style="normal" officeooo:rsid="0061143b" style:font-style-asian="normal" style:font-style-complex="normal"/>
    </style:style>
    <style:style style:name="T91" style:family="text">
      <style:text-properties fo:language="fr" fo:country="CA" fo:font-style="normal" officeooo:rsid="0077c5d0" style:font-style-asian="normal" style:font-weight-asian="bold" style:font-style-complex="normal" style:font-weight-complex="bold"/>
    </style:style>
    <style:style style:name="T92" style:family="text">
      <style:text-properties fo:language="fr" fo:country="CA" fo:font-style="normal" officeooo:rsid="0035af77" style:font-style-asian="normal" style:font-weight-asian="bold" style:font-style-complex="normal" style:font-weight-complex="bold"/>
    </style:style>
    <style:style style:name="T93" style:family="text">
      <style:text-properties fo:language="fr" fo:country="CA" officeooo:rsid="0077c5d0" style:font-style-asian="italic" style:font-style-complex="italic"/>
    </style:style>
    <style:style style:name="T94" style:family="text">
      <style:text-properties fo:language="fr" fo:country="CA" officeooo:rsid="007ee6c0" style:font-style-asian="italic" style:font-style-complex="italic"/>
    </style:style>
    <style:style style:name="T95" style:family="text">
      <style:text-properties fo:language="fr" fo:country="CA" officeooo:rsid="00723fcb"/>
    </style:style>
    <style:style style:name="T96" style:family="text">
      <style:text-properties fo:language="fr" fo:country="CA" officeooo:rsid="00732d83"/>
    </style:style>
    <style:style style:name="T97" style:family="text">
      <style:text-properties fo:language="fr" fo:country="CA" officeooo:rsid="0073a2d2"/>
    </style:style>
    <style:style style:name="T98" style:family="text">
      <style:text-properties fo:language="fr" fo:country="CA" officeooo:rsid="00762c2a"/>
    </style:style>
    <style:style style:name="T99" style:family="text">
      <style:text-properties fo:language="fr" fo:country="CA" officeooo:rsid="0076de6e"/>
    </style:style>
    <style:style style:name="T100" style:family="text">
      <style:text-properties fo:language="fr" fo:country="CA" officeooo:rsid="0077c5d0"/>
    </style:style>
    <style:style style:name="T101" style:family="text">
      <style:text-properties fo:language="fr" fo:country="CA" officeooo:rsid="0077c5d0" style:font-weight-asian="bold" style:font-weight-complex="bold"/>
    </style:style>
    <style:style style:name="T102" style:family="text">
      <style:text-properties fo:language="fr" fo:country="CA" officeooo:rsid="00795af5"/>
    </style:style>
    <style:style style:name="T103" style:family="text">
      <style:text-properties fo:language="fr" fo:country="CA" officeooo:rsid="007ee6c0"/>
    </style:style>
    <style:style style:name="T104" style:family="text">
      <style:text-properties fo:language="fr" fo:country="CA" officeooo:rsid="0080121d"/>
    </style:style>
    <style:style style:name="T105" style:family="text">
      <style:text-properties officeooo:rsid="006dc437"/>
    </style:style>
    <style:style style:name="T106" style:family="text">
      <style:text-properties officeooo:rsid="0070c22e"/>
    </style:style>
    <style:style style:name="T107" style:family="text">
      <style:text-properties style:font-name-asian="Source Code Pro Black" style:font-name-complex="Source Code Pro Black"/>
    </style:style>
    <style:style style:name="T108" style:family="text">
      <style:text-properties officeooo:rsid="0055085b" style:font-name-asian="Source Code Pro Black" style:font-name-complex="Source Code Pro Black"/>
    </style:style>
    <style:style style:name="T109" style:family="text">
      <style:text-properties officeooo:rsid="00684c8c" style:font-name-asian="Source Code Pro Black" style:font-name-complex="Source Code Pro Black"/>
    </style:style>
    <style:style style:name="T110" style:family="text">
      <style:text-properties officeooo:rsid="003a3d34" style:font-name-asian="Source Code Pro Black" style:font-name-complex="Source Code Pro Black"/>
    </style:style>
    <style:style style:name="T111" style:family="text">
      <style:text-properties officeooo:rsid="0012147b" style:font-name-asian="Source Code Pro Black" style:font-name-complex="Source Code Pro Black"/>
    </style:style>
    <style:style style:name="T112" style:family="text">
      <style:text-properties officeooo:rsid="005239e0" style:font-name-asian="Source Code Pro Black" style:font-name-complex="Source Code Pro Black"/>
    </style:style>
    <style:style style:name="T113" style:family="text">
      <style:text-properties officeooo:rsid="00732d83" style:font-name-asian="Source Code Pro Black" style:font-name-complex="Source Code Pro Black"/>
    </style:style>
    <style:style style:name="T114" style:family="text">
      <style:text-properties officeooo:rsid="0080121d" style:font-name-asian="Source Code Pro Black" style:font-name-complex="Source Code Pro Black"/>
    </style:style>
    <style:style style:name="T115" style:family="text">
      <style:text-properties style:font-name-asian="Source Code Pro Black" style:font-style-asian="italic" style:font-name-complex="Source Code Pro Black" style:font-style-complex="italic"/>
    </style:style>
    <style:style style:name="T116" style:family="text">
      <style:text-properties officeooo:rsid="0016f00f" style:font-name-asian="Source Code Pro Black" style:font-style-asian="italic" style:font-name-complex="Source Code Pro Black" style:font-style-complex="italic"/>
    </style:style>
    <style:style style:name="T117" style:family="text">
      <style:text-properties officeooo:rsid="000e9a16" style:font-name-asian="Source Code Pro Black" style:font-style-asian="italic" style:font-name-complex="Source Code Pro Black" style:font-style-complex="italic"/>
    </style:style>
    <style:style style:name="T118" style:family="text">
      <style:text-properties officeooo:rsid="0015b39a" style:font-name-asian="Source Code Pro Black" style:font-style-asian="italic" style:font-name-complex="Source Code Pro Black" style:font-style-complex="italic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20b962" style:font-style-asian="normal" style:font-style-complex="normal"/>
    </style:style>
    <style:style style:name="T121" style:family="text">
      <style:text-properties fo:font-style="normal" officeooo:rsid="00102d04" style:font-style-asian="normal" style:font-style-complex="normal"/>
    </style:style>
    <style:style style:name="T122" style:family="text">
      <style:text-properties fo:font-style="normal" officeooo:rsid="0014f72d" style:font-style-asian="normal" style:font-style-complex="normal"/>
    </style:style>
    <style:style style:name="T123" style:family="text">
      <style:text-properties fo:font-style="normal" officeooo:rsid="0055085b" style:font-style-asian="normal" style:font-style-complex="normal"/>
    </style:style>
    <style:style style:name="T124" style:family="text">
      <style:text-properties fo:font-style="normal" officeooo:rsid="00211d5a" style:font-style-asian="normal" style:font-style-complex="normal"/>
    </style:style>
    <style:style style:name="T125" style:family="text">
      <style:text-properties fo:font-style="normal" officeooo:rsid="00138700" style:font-style-asian="normal" style:font-style-complex="normal"/>
    </style:style>
    <style:style style:name="T126" style:family="text">
      <style:text-properties fo:font-style="normal" officeooo:rsid="002159b7" style:font-style-asian="normal" style:font-style-complex="normal"/>
    </style:style>
    <style:style style:name="T127" style:family="text">
      <style:text-properties fo:font-style="normal" officeooo:rsid="0076de6e" style:font-style-asian="normal" style:font-style-complex="normal"/>
    </style:style>
    <style:style style:name="T128" style:family="text">
      <style:text-properties fo:font-style="normal" officeooo:rsid="007ee6c0" style:font-style-asian="normal" style:font-style-complex="normal"/>
    </style:style>
    <style:style style:name="T129" style:family="text">
      <style:text-properties fo:font-style="normal" style:font-style-asian="normal" style:font-weight-asian="bold" style:font-style-complex="normal" style:font-weight-complex="bold"/>
    </style:style>
    <style:style style:name="T130" style:family="text">
      <style:text-properties fo:font-style="normal" officeooo:rsid="003b7c01" style:font-style-asian="normal" style:font-weight-asian="bold" style:font-style-complex="normal" style:font-weight-complex="bold"/>
    </style:style>
    <style:style style:name="T131" style:family="text">
      <style:text-properties fo:font-style="normal" officeooo:rsid="0077c5d0" style:font-style-asian="normal" style:font-weight-asian="bold" style:font-style-complex="normal" style:font-weight-complex="bold"/>
    </style:style>
    <style:style style:name="T132" style:family="text">
      <style:text-properties fo:font-style="normal" officeooo:rsid="0077c5d0" style:font-name-asian="Source Code Pro Black" style:font-style-asian="normal" style:font-weight-asian="bold" style:font-name-complex="Source Code Pro Black" style:font-style-complex="normal" style:font-weight-complex="bold"/>
    </style:style>
    <style:style style:name="T133" style:family="text">
      <style:text-properties style:font-style-asian="italic" style:font-style-complex="italic"/>
    </style:style>
    <style:style style:name="T134" style:family="text">
      <style:text-properties officeooo:rsid="0010aa6d" style:font-style-asian="italic" style:font-style-complex="italic"/>
    </style:style>
    <style:style style:name="T135" style:family="text">
      <style:text-properties officeooo:rsid="00211d5a" style:font-style-asian="italic" style:font-style-complex="italic"/>
    </style:style>
    <style:style style:name="T136" style:family="text">
      <style:text-properties officeooo:rsid="00300bf7" style:font-style-asian="italic" style:font-style-complex="italic"/>
    </style:style>
    <style:style style:name="T137" style:family="text">
      <style:text-properties officeooo:rsid="003c7668" style:font-style-asian="italic" style:font-style-complex="italic"/>
    </style:style>
    <style:style style:name="T138" style:family="text">
      <style:text-properties officeooo:rsid="0015b39a" style:font-style-asian="italic" style:font-style-complex="italic"/>
    </style:style>
    <style:style style:name="T139" style:family="text">
      <style:text-properties officeooo:rsid="0020b962" style:font-style-asian="italic" style:font-style-complex="italic"/>
    </style:style>
    <style:style style:name="T140" style:family="text">
      <style:text-properties officeooo:rsid="0076de6e" style:font-style-asian="italic" style:font-style-complex="italic"/>
    </style:style>
    <style:style style:name="T141" style:family="text">
      <style:text-properties officeooo:rsid="0077c5d0" style:font-style-asian="italic" style:font-style-complex="italic"/>
    </style:style>
    <style:style style:name="T142" style:family="text">
      <style:text-properties officeooo:rsid="007ee6c0" style:font-style-asian="italic" style:font-style-complex="italic"/>
    </style:style>
    <style:style style:name="T143" style:family="text">
      <style:text-properties officeooo:rsid="003b7c01" style:font-weight-asian="bold" style:font-weight-complex="bold"/>
    </style:style>
    <style:style style:name="T144" style:family="text">
      <style:text-properties officeooo:rsid="0077c5d0" style:font-weight-asian="bold" style:font-weight-complex="bold"/>
    </style:style>
    <style:style style:name="T145" style:family="text">
      <style:text-properties officeooo:rsid="0073a2d2"/>
    </style:style>
    <style:style style:name="T146" style:family="text">
      <style:text-properties officeooo:rsid="00762c2a"/>
    </style:style>
    <style:style style:name="T147" style:family="text">
      <style:text-properties officeooo:rsid="0076de6e"/>
    </style:style>
    <style:style style:name="T148" style:family="text">
      <style:text-properties officeooo:rsid="0077c5d0"/>
    </style:style>
    <style:style style:name="T149" style:family="text">
      <style:text-properties officeooo:rsid="00795af5"/>
    </style:style>
    <style:style style:name="T150" style:family="text">
      <style:text-properties fo:font-size="20pt" style:font-size-asian="20pt" style:font-size-complex="20pt"/>
    </style:style>
    <style:style style:name="T151" style:family="text">
      <style:text-properties officeooo:rsid="007ee6c0"/>
    </style:style>
    <style:style style:name="T152" style:family="text">
      <style:text-properties officeooo:rsid="0080121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in, 0.4528in, 0.9626in, 0.40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.4744in, 1.0374in, 0.36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Section"><text:span text:style-name="T150">Nikola Tutić</text:span>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37"><text:span text:style-name="Section">Profil</text:span></text:p>
          </table:table-cell>
        </table:table-row>
        <table:table-row table:style-name="Table2.2">
          <table:table-cell table:style-name="Table2.A2" office:value-type="string">
            <text:p text:style-name="P14"><text:span text:style-name="T1">Portfolio </text:span><text:span text:style-name="T2">sur</text:span><text:span text:style-name="T1"> </text:span><text:a xlink:type="simple" xlink:href="https://tutic.ca/en" text:style-name="Internet_20_link" text:visited-style-name="Visited_20_Internet_20_Link"><text:span text:style-name="T40">tutic.ca</text:span></text:a></text:p>
            <text:p text:style-name="P32"><text:s text:c="2"/></text:p>
            <text:p text:style-name="P51"><text:span text:style-name="T31">+1 </text:span><text:span text:style-name="T32">819 349-3340</text:span></text:p>
            <text:p text:style-name="P55"><text:a xlink:type="simple" xlink:href="mailto:nikola@tutic.ca" text:style-name="Internet_20_link" text:visited-style-name="Visited_20_Internet_20_Link"><text:span text:style-name="T39">nikola@tutic.ca</text:span></text:a></text:p>
            <text:p text:style-name="P55"><text:span text:style-name="T39"/></text:p>
            <text:p text:style-name="P34"><text:span text:style-name="T65">7</text:span><text:span text:style-name="T64">744-B rue Saint-Denis</text:span></text:p>
            <text:p text:style-name="P56">Montréal, H2R 2E8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P52"><text:span text:style-name="_30_._20_CV"><text:span text:style-name="T70">Initialement biologiste, je me suis réorienté vers la programmation pour répondre à mes besoins en automation et traitement de données, puis pour nourrir ma passion pour les défis de développement logiciel. Avec une variété de projets </text:span></text:span><text:span text:style-name="_30_._20_CV"><text:span text:style-name="T71">complétés </text:span></text:span><text:span text:style-name="_30_._20_CV"><text:span text:style-name="T70">p</text:span></text:span><text:span text:style-name="_30_._20_CV"><text:span text:style-name="T71">ou</text:span></text:span><text:span text:style-name="_30_._20_CV"><text:span text:style-name="T70">r des clients </text:span></text:span><text:span text:style-name="_30_._20_CV"><text:span text:style-name="T71">ayant validé ma polyvalence et ma débrouillardise, je cherche à rejoindre une équipe pour atteindre le prochain niveau dans mes compétences de développeur.</text:span>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8"/>
          </table:table-cell>
          <table:table-cell table:style-name="Table4.B1" office:value-type="string">
            <text:p text:style-name="P41"><text:span text:style-name="Section"><text:span text:style-name="T106">Aperçu </text:span></text:span><text:span text:style-name="Section"><text:span text:style-name="T145">du</text:span></text:span><text:span text:style-name="Section"><text:span text:style-name="T106"> </text:span></text:span><text:span text:style-name="Section">Portfolio</text:span></text:p>
          </table:table-cell>
          <table:table-cell table:style-name="Table4.A1" office:value-type="string">
            <text:p text:style-name="P53"/>
          </table:table-cell>
        </table:table-row>
        <table:table-row>
          <table:table-cell table:style-name="Table4.A2" table:number-columns-spanned="3" office:value-type="string">
            <text:list text:style-name="L1">
              <text:list-item>
                <text:list>
                  <text:list-item>
                    <text:p text:style-name="P58"><draw:frame draw:style-name="fr1" draw:name="Image2 Copy 1" text:anchor-type="as-char" svg:y="-0.1366in" svg:width="0.1925in" svg:height="0.1827in" draw:z-index="2"><draw:image xlink:href="Pictures/10000001000000D2000000D21B06E1ED.png" xlink:type="simple" xlink:show="embed" xlink:actuate="onLoad" draw:mime-type="image/png"/></draw:frame><text:s/><text:span text:style-name="Text_20_emphasis"><text:span text:style-name="T42">Interfaces bureau</text:span></text:span><text:span text:style-name="T63"> </text:span><text:span text:style-name="Text_20_no-Emphasis"><text:span text:style-name="T3">pour contrôler des machines </text:span></text:span><text:span text:style-name="Text_20_no-Emphasis"><text:span text:style-name="T6">de</text:span></text:span><text:span text:style-name="Text_20_no-Emphasis"><text:span text:style-name="T3"> l’industrie laitière</text:span></text:span></text:p>
                    <text:p text:style-name="P75"><text:span text:style-name="Text_20_no-Emphasis"><text:span text:style-name="T60">↳ </text:span></text:span><text:span text:style-name="Text_20_no-Emphasis"><text:span text:style-name="T62">Python, Qt,</text:span></text:span><text:span text:style-name="Text_20_no-Emphasis"><text:span text:style-name="T66"> </text:span></text:span><text:span text:style-name="Text_20_no-Emphasis"><text:span text:style-name="T73">transmission séri</text:span></text:span><text:span text:style-name="Text_20_no-Emphasis"><text:span text:style-name="T75">ale</text:span></text:span><text:span text:style-name="Text_20_no-Emphasis"><text:span text:style-name="T73">, protocole </text:span></text:span><text:span text:style-name="Text_20_no-Emphasis"><text:span text:style-name="T62">Modbus, </text:span></text:span><text:span text:style-name="Text_20_no-Emphasis"><text:span text:style-name="T73">requêtage HTTP</text:span></text:span></text:p>
                  </text:list-item>
                </text:list>
              </text:list-item>
              <text:list-item>
                <text:p text:style-name="P76"><text:span text:style-name="Text_20_emphasis"><text:span text:style-name="T47"><draw:frame draw:style-name="fr3" draw:name="Image3" text:anchor-type="as-char" svg:y="-0.1437in" svg:width="0.1835in" svg:height="0.1835in" draw:z-index="1"><draw:image xlink:href="Pictures/10000001000000C0000000C0B3431DD1.png" xlink:type="simple" xlink:show="embed" xlink:actuate="onLoad" draw:mime-type="image/png"/></draw:frame></text:span></text:span><text:span text:style-name="Text_20_emphasis"><text:span text:style-name="T47"><text:s text:c="2"/></text:span></text:span><text:a xlink:type="simple" xlink:href="https://chromewebstore.google.com/detail/weekly-clockify/oejclklollnadllgjcpaopapmckpeaim?pli=1" text:style-name="Internet_20_link" text:visited-style-name="Visited_20_Internet_20_Link"><text:span text:style-name="Text_20_emphasis"><text:span text:style-name="T53">E</text:span></text:span><text:span text:style-name="Text_20_emphasis"><text:span text:style-name="T51">xtension </text:span></text:span><text:span text:style-name="Text_20_emphasis"><text:span text:style-name="T47">Chrome</text:span></text:span></text:a><text:span text:style-name="Text_20_no-Emphasis"><text:span text:style-name="T48"> </text:span></text:span><text:span text:style-name="Text_20_no-Emphasis"><text:span text:style-name="T76">pour Clockify utilisé</text:span></text:span><text:span text:style-name="Text_20_no-Emphasis"><text:span text:style-name="T110"> </text:span></text:span><text:span text:style-name="Text_20_no-Emphasis"><text:span text:style-name="T76">par </text:span></text:span><text:span text:style-name="Text_20_no-Emphasis"><text:span text:style-name="T110">&gt;</text:span></text:span><text:span text:style-name="Text_20_no-Emphasis"><text:span text:style-name="T109">7</text:span></text:span><text:span text:style-name="Text_20_no-Emphasis"><text:span text:style-name="T110">0 </text:span></text:span><text:span text:style-name="Text_20_no-Emphasis"><text:span text:style-name="T28">employ</text:span></text:span><text:span text:style-name="Text_20_no-Emphasis"><text:span text:style-name="T27">és</text:span></text:span><text:span text:style-name="Text_20_no-Emphasis"><text:span text:style-name="T108"> </text:span></text:span><text:span text:style-name="Text_20_no-Emphasis"><text:span text:style-name="T113">e</text:span></text:span><text:span text:style-name="Text_20_no-Emphasis"><text:span text:style-name="T76">t </text:span></text:span><text:span text:style-name="Text_20_no-Emphasis"><text:span text:style-name="T109">&gt;250 </text:span></text:span><text:span text:style-name="Text_20_no-Emphasis"><text:span text:style-name="T27">usagers</text:span></text:span></text:p>
                <text:p text:style-name="P78"><text:span text:style-name="Text_20_no-Emphasis"><text:span text:style-name="T60">↳ </text:span></text:span><text:span text:style-name="Text_20_no-Emphasis"><text:span text:style-name="T62">JavaScript, </text:span></text:span><text:span text:style-name="Text_20_no-Emphasis"><text:span text:style-name="T96">intégration d’</text:span></text:span><text:span text:style-name="Text_20_no-Emphasis"><text:span text:style-name="T66">API, </text:span></text:span><text:span text:style-name="Text_20_no-Emphasis"><text:span text:style-name="T62">Manifest V</text:span></text:span><text:span text:style-name="Text_20_no-Emphasis"><text:span text:style-name="T68">3, </text:span></text:span><text:span text:style-name="Text_20_no-Emphasis"><text:span text:style-name="T62">HTML, CSS</text:span></text:span></text:p>
                <text:list>
                  <text:list-item>
                    <text:p text:style-name="P60"><text:span text:style-name="Text_20_emphasis"><text:span text:style-name="T11"><draw:frame draw:style-name="fr1" draw:name="Image2 Copy 1 Copy 2" text:anchor-type="as-char" svg:y="-0.1366in" svg:width="0.1925in" svg:height="0.1827in" draw:z-index="3"><draw:image xlink:href="Pictures/10000001000000D2000000D21B06E1ED.png" xlink:type="simple" xlink:show="embed" xlink:actuate="onLoad" draw:mime-type="image/png"/></draw:frame></text:span></text:span><text:span text:style-name="Text_20_emphasis"><text:span text:style-name="T11"><text:s/></text:span></text:span><text:span text:style-name="Text_20_emphasis"><text:span text:style-name="T43">Traitement d’images</text:span></text:span><text:span text:style-name="Text_20_emphasis"><text:span text:style-name="T11"> </text:span></text:span><text:span text:style-name="Text_20_no-Emphasis"><text:span text:style-name="T11">front-end intégré à une modélisation 3D du produit</text:span></text:span></text:p>
                    <text:p text:style-name="P63"><text:span text:style-name="Text_20_no-Emphasis"><text:span text:style-name="T90">↳ </text:span></text:span><text:span text:style-name="Text_20_no-Emphasis"><text:span text:style-name="T86">JavaScript, Shopify, ThreeJS, DOM canvas</text:span></text:span></text:p>
                  </text:list-item>
                  <text:list-item>
                    <text:p text:style-name="P61"><text:span text:style-name="Text_20_emphasis"><text:span text:style-name="T8"><draw:frame draw:style-name="fr2" draw:name="Image1 Copy 1" text:anchor-type="as-char" svg:y="-0.1291in" svg:width="0.1819in" svg:height="0.1646in" draw:z-index="0"><draw:image xlink:href="Pictures/10000001000000D2000000D26CC38F11.png" xlink:type="simple" xlink:show="embed" xlink:actuate="onLoad" draw:mime-type="image/png"/></draw:frame></text:span></text:span><text:span text:style-name="Text_20_emphasis"><text:span text:style-name="T8"><text:s/></text:span></text:span><text:span text:style-name="Text_20_emphasis"><text:span text:style-name="T44">Solutions de </text:span></text:span><text:span text:style-name="Text_20_emphasis"><text:span text:style-name="T45">s</text:span></text:span><text:span text:style-name="Text_20_emphasis"><text:span text:style-name="T46">craping</text:span></text:span><text:span text:style-name="Text_20_emphasis"><text:span text:style-name="T4"> </text:span></text:span><text:span text:style-name="Text_20_no-Emphasis"><text:span text:style-name="T4">intégrant </text:span></text:span><text:span text:style-name="Text_20_no-Emphasis"><text:span text:style-name="T5">des données web non structurées</text:span></text:span></text:p>
                    <text:p text:style-name="P64"><text:span text:style-name="Text_20_no-Emphasis"><text:span text:style-name="T66">↳ </text:span></text:span><text:span text:style-name="Text_20_no-Emphasis"><text:span text:style-name="T62">Python </text:span></text:span><text:span text:style-name="Text_20_no-Emphasis"><text:span text:style-name="T68">&amp; JavaScript, </text:span></text:span><text:span text:style-name="Text_20_no-Emphasis"><text:span text:style-name="T67">Qt, </text:span></text:span><text:span text:style-name="Text_20_no-Emphasis"><text:span text:style-name="T62">scrapy, Selenium, APIs, </text:span></text:span><text:span text:style-name="Text_20_no-Emphasis"><text:span text:style-name="T97">requêtage </text:span></text:span><text:span text:style-name="Text_20_no-Emphasis"><text:span text:style-name="T62">HTTP, </text:span></text:span><text:span text:style-name="Text_20_no-Emphasis"><text:span text:style-name="T68">SQL</text:span></text:span></text:p>
                  </text:list-item>
                  <text:list-item>
                    <text:p text:style-name="P62"><text:span text:style-name="Text_20_emphasis"><text:span text:style-name="T85"><draw:frame draw:style-name="fr2" draw:name="Image1 Copy 1 Copy 1" text:anchor-type="as-char" svg:y="-0.1291in" svg:width="0.1819in" svg:height="0.1646in" draw:z-index="4"><draw:image xlink:href="Pictures/10000001000000D2000000D26CC38F11.png" xlink:type="simple" xlink:show="embed" xlink:actuate="onLoad" draw:mime-type="image/png"/></draw:frame></text:span></text:span><text:span text:style-name="Text_20_emphasis"><text:span text:style-name="T85"><text:s/></text:span></text:span><text:a xlink:type="simple" xlink:href="https://github.com/ntutic/reitmaps/" text:style-name="Internet_20_link" text:visited-style-name="Visited_20_Internet_20_Link"><text:span text:style-name="Text_20_emphasis"><text:span text:style-name="T49">Administration système</text:span></text:span></text:a><text:span text:style-name="Text_20_no-Emphasis"><text:span text:style-name="T85">, </text:span></text:span><text:span text:style-name="Text_20_no-Emphasis"><text:span text:style-name="T88">auto-hébergement,</text:span></text:span><text:span text:style-name="Text_20_no-Emphasis"><text:span text:style-name="T9"> </text:span></text:span><text:span text:style-name="Text_20_no-Emphasis"><text:span text:style-name="T12">pipelines CI/CD</text:span></text:span></text:p>
                    <text:p text:style-name="P59"><text:span text:style-name="Text_20_no-Emphasis"><text:span text:style-name="T10">↳ </text:span></text:span><text:span text:style-name="Text_20_no-Emphasis"><text:span text:style-name="T12">b</text:span></text:span><text:span text:style-name="Text_20_no-Emphasis"><text:span text:style-name="T9">ash, Linux / Debian, Docker, Je</text:span></text:span><text:span text:style-name="Text_20_no-Emphasis"><text:span text:style-name="T13">­</text:span></text:span><text:span text:style-name="Text_20_no-Emphasis"><text:span text:style-name="T9">nkins, nginx, </text:span></text:span><text:span text:style-name="Text_20_no-Emphasis"><text:span text:style-name="T12">Cloudflare</text:span></text:span></text:p>
                  </text:list-item>
                </text:list>
              </text:list-item>
              <text:list-item>
                <text:p text:style-name="P79"><text:span text:style-name="Text_20_emphasis"><text:span text:style-name="T146"><draw:frame draw:style-name="fr2" draw:name="Image1 Copy 1 Copy 2" text:anchor-type="as-char" svg:y="-0.1291in" svg:width="0.1819in" svg:height="0.1646in" draw:z-index="5"><draw:image xlink:href="Pictures/10000001000000D2000000D26CC38F11.png" xlink:type="simple" xlink:show="embed" xlink:actuate="onLoad" draw:mime-type="image/png"/></draw:frame></text:span></text:span><text:span text:style-name="Text_20_emphasis"><text:span text:style-name="T146"><text:s/></text:span></text:span><text:span text:style-name="Text_20_emphasis"><text:span text:style-name="T52">S</text:span></text:span><text:span text:style-name="Text_20_emphasis"><text:span text:style-name="T50">criptage</text:span></text:span><text:span text:style-name="_30_._20_CV"> </text:span><text:span text:style-name="Text_20_no-Emphasis"><text:span text:style-name="T98">pour l’automatisation de tâches et le traitement de données</text:span></text:span></text:p>
                <text:p text:style-name="P57"><text:span text:style-name="Text_20_no-Emphasis"><text:span text:style-name="T72">↳ </text:span></text:span><text:span text:style-name="Text_20_no-Emphasis"><text:span text:style-name="T74">Python </text:span></text:span><text:span text:style-name="Text_20_no-Emphasis"><text:span text:style-name="T98">&amp; bash</text:span></text:span><text:span text:style-name="Text_20_no-Emphasis"><text:span text:style-name="T74">, </text:span></text:span><text:span text:style-name="Text_20_no-Emphasis"><text:span text:style-name="T98">AWS Lambda, GDAL</text:span></text:span><text:span text:style-name="Text_20_no-Emphasis"><text:span text:style-name="T74">, </text:span></text:span><text:span text:style-name="Text_20_no-Emphasis"><text:span text:style-name="T99">QGIS, ArcGIS</text:span></text:span>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7"/>
          </table:table-cell>
          <table:table-cell table:style-name="Table3.B1" table:number-columns-spanned="2" office:value-type="string">
            <text:p text:style-name="P40"><text:span text:style-name="Section">Expérience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6"><text:span text:style-name="Title"><text:span text:style-name="T80">Développeur Logiciel Freelance</text:span></text:span></text:p>
            <text:p text:style-name="P54"><text:span text:style-name="Subtitle"><text:span text:style-name="T16">UpWork </text:span></text:span><text:span text:style-name="Subtitle"><text:span text:style-name="T17">(</text:span></text:span><text:span text:style-name="Subtitle"><text:span text:style-name="T18">profil</text:span></text:span><text:span text:style-name="Subtitle"><text:span text:style-name="T19"> </text:span></text:span><text:span text:style-name="Subtitle"><text:span text:style-name="T7">et commentaires sur</text:span></text:span><text:span text:style-name="Subtitle"><text:span text:style-name="T20"> </text:span></text:span><text:span text:style-name="Subtitle"><text:span text:style-name="T20"><draw:frame draw:style-name="fr1" draw:name="Image2 Copy 1 Copy 2 Copy 1" text:anchor-type="as-char" svg:y="-0.1366in" svg:width="0.1925in" svg:height="0.1827in" draw:z-index="6"><draw:image xlink:href="Pictures/10000001000000D2000000D21B06E1ED.png" xlink:type="simple" xlink:show="embed" xlink:actuate="onLoad" draw:mime-type="image/png"/></draw:frame></text:span></text:span><text:span text:style-name="Subtitle"><text:span text:style-name="T20"><text:s/></text:span></text:span><text:a xlink:type="simple" xlink:href="https://tutic.ca/upwork" text:style-name="Internet_20_link" text:visited-style-name="Visited_20_Internet_20_Link"><text:span text:style-name="Subtitle"><text:span text:style-name="T41">tutic.ca/upwork</text:span></text:span></text:a><text:span text:style-name="Subtitle"><text:span text:style-name="T21">)</text:span></text:span><text:span text:style-name="Subtitle"><text:span text:style-name="T22"> <text:s/></text:span></text:span><text:span text:style-name="Subtitle"><text:span text:style-name="T23"><text:s/></text:span></text:span><text:span text:style-name="Subtitle"><text:span text:style-name="T24"><text:s text:c="2"/></text:span></text:span></text:p>
          </table:table-cell>
          <table:covered-table-cell/>
          <table:table-cell table:style-name="Table3.C2" table:number-columns-spanned="2" office:value-type="string">
            <text:p text:style-name="P16"><text:span text:style-name="_30_._20_CV"><text:span text:style-name="T120">20</text:span></text:span><text:span text:style-name="_30_._20_CV"><text:span text:style-name="T119">22</text:span></text:span><text:span text:style-name="_30_._20_CV"><text:span text:style-name="T121"> </text:span></text:span><text:span text:style-name="_30_._20_CV"><text:span text:style-name="T122">–</text:span></text:span><text:span text:style-name="_30_._20_CV"><text:span text:style-name="T123"> </text:span></text:span><text:span text:style-name="_30_._20_CV"><text:span text:style-name="T83">Présen</text:span></text:span><text:span text:style-name="_30_._20_CV"><text:span text:style-name="T84">t</text:span></text:span></text:p>
            <text:p text:style-name="P31"><text:span text:style-name="Subtitle">En lign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84"><text:span text:style-name="Text_20_emphasis">Développement solo</text:span><text:span text:style-name="_30_._20_CV"> </text:span><text:span text:style-name="Text_20_no-Emphasis">de solutions logiciels pour différents mandataires</text:span></text:p>
              </text:list-item>
              <text:list-item>
                <text:p text:style-name="P84"><text:span text:style-name="Text_20_emphasis"><text:span text:style-name="T105">Sollicitation</text:span></text:span><text:span text:style-name="_30_._20_CV"><text:span text:style-name="T105"> </text:span></text:span><text:span text:style-name="Text_20_no-Emphasis"><text:span text:style-name="T105">de clients avec proposition de budget, d’outils et d’architecture</text:span></text:span></text:p>
              </text:list-item>
              <text:list-item>
                <text:p text:style-name="P85"><text:span text:style-name="Text_20_emphasis"><text:span text:style-name="T69">Intégration </text:span></text:span><text:span text:style-name="Text_20_no-Emphasis"><text:span text:style-name="T69">d’outils et concepts propres à des champs d’expertises varié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5"><text:span text:style-name="Title"><text:span text:style-name="T81">Technicien et Développeur Logiciel Contractue</text:span></text:span><text:span text:style-name="Title"><text:span text:style-name="T82">l</text:span></text:span><text:span text:style-name="Title"><text:span text:style-name="T111"> </text:span></text:span></text:p>
            <text:p text:style-name="P4"><text:bookmark-start text:name="__DdeLink__509_2290474315"/><text:span text:style-name="Subtitle"><text:span text:style-name="T133">Oneka Technologies</text:span></text:span><text:bookmark-end text:name="__DdeLink__509_2290474315"/><text:span text:style-name="Subtitle"><text:span text:style-name="T110"> <text:s/></text:span></text:span></text:p>
          </table:table-cell>
          <table:covered-table-cell/>
          <table:table-cell table:style-name="Table3.C4" table:number-columns-spanned="2" office:value-type="string">
            <text:p text:style-name="P19"><text:span text:style-name="_30_._20_CV"><text:span text:style-name="T124">2021 </text:span></text:span><text:span text:style-name="_30_._20_CV"><text:span text:style-name="T122">– </text:span></text:span><text:span text:style-name="_30_._20_CV"><text:span text:style-name="T127">2</text:span></text:span><text:span text:style-name="_30_._20_CV"><text:span text:style-name="T87">023</text:span></text:span></text:p>
            <text:p text:style-name="P19"><text:span text:style-name="Subtitle"><text:span text:style-name="T38">Sherbrooke</text:span></text:span><text:span text:style-name="Subtitle"><text:span text:style-name="T34">, </text:span></text:span><text:span text:style-name="Subtitle"><text:span text:style-name="T35">Canad</text:span></text:span><text:span text:style-name="Subtitle"><text:span text:style-name="T95">a</text:span>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141822430" text:style-name="L2">
              <text:list-item>
                <text:p text:style-name="P77"><text:span text:style-name="Text_20_emphasis"><text:span text:style-name="T14">Développement </text:span></text:span><text:span text:style-name="Text_20_no-Emphasis"><text:span text:style-name="T14">d’extension </text:span></text:span><text:span text:style-name="Text_20_no-Emphasis"><text:span text:style-name="T15">Chrome</text:span></text:span><text:span text:style-name="Text_20_no-Emphasis"><text:span text:style-name="T14"> et de scripts </text:span></text:span><text:span text:style-name="Text_20_no-Emphasis"><text:span text:style-name="T15">en géomatique</text:span></text:span></text:p>
              </text:list-item>
              <text:list-item>
                <text:p text:style-name="P77"><text:span text:style-name="Text_20_emphasis"><text:span text:style-name="T25">Surveillance</text:span></text:span><text:span text:style-name="_30_._20_CV"><text:span text:style-name="T30"> </text:span></text:span><text:span text:style-name="Text_20_no-Emphasis"><text:span text:style-name="T25">de banc de tests </text:span></text:span><text:span text:style-name="Text_20_no-Emphasis"><text:span text:style-name="T26">et</text:span></text:span><text:span text:style-name="Text_20_no-Emphasis"><text:span text:style-name="T25"> </text:span></text:span><text:span text:style-name="Text_20_no-Emphasis"><text:span text:style-name="T26">d’équipement en mer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8"><text:span text:style-name="Title"><text:span text:style-name="T132">B</text:span></text:span><text:span text:style-name="Title"><text:span text:style-name="T81">iologist</text:span></text:span><text:span text:style-name="Title"><text:span text:style-name="T82">e</text:span></text:span><text:span text:style-name="Title"><text:span text:style-name="T81"> Chargé de Projets</text:span></text:span></text:p>
            <text:p text:style-name="P27"><text:span text:style-name="Subtitle"><text:span text:style-name="T57">Organisme des bassins versants</text:span></text:span><text:span text:style-name="Subtitle"> Vaudreuil-Soulanges</text:span></text:p>
            <text:p text:style-name="P10"><text:span text:style-name="Subtitle"><text:span text:style-name="T134">Conseil de l'eau Ga</text:span></text:span><text:span text:style-name="Subtitle"><text:span text:style-name="T140">­</text:span></text:span><text:span text:style-name="Subtitle"><text:span text:style-name="T134">spésie Sud</text:span></text:span><text:bookmark text:name="__DdeLink__518_2290474315"/><text:span text:style-name="Subtitle"><text:span text:style-name="T116"> </text:span></text:span><text:span text:style-name="Subtitle"><text:span text:style-name="T33"><text:s text:c="2"/></text:span></text:span><text:span text:style-name="Subtitle"><text:span text:style-name="T117"><text:s text:c="2"/></text:span></text:span><text:span text:style-name="Subtitle"><text:span text:style-name="T134"><text:s text:c="2"/></text:span></text:span><text:span text:style-name="Subtitle"><text:span text:style-name="T117"><text:s/></text:span></text:span><text:span text:style-name="Subtitle"><text:span text:style-name="T134"><text:s/></text:span></text:span><text:span text:style-name="Subtitle"><text:span text:style-name="T33"><text:s/></text:span></text:span></text:p>
          </table:table-cell>
          <table:covered-table-cell/>
          <table:table-cell table:style-name="Table3.C4" table:number-columns-spanned="2" office:value-type="string">
            <text:p text:style-name="P42"><text:span text:style-name="_30_._20_CV"><text:span text:style-name="T37">20</text:span></text:span><text:span text:style-name="_30_._20_CV"><text:span text:style-name="T34">1</text:span></text:span><text:span text:style-name="_30_._20_CV"><text:span text:style-name="T57">8</text:span></text:span><text:span text:style-name="_30_._20_CV"> </text:span><text:span text:style-name="_30_._20_CV"><text:span text:style-name="T35">– </text:span></text:span><text:span text:style-name="_30_._20_CV"><text:span text:style-name="T37">20</text:span></text:span><text:span text:style-name="_30_._20_CV"><text:span text:style-name="T34">20</text:span></text:span></text:p>
            <text:p text:style-name="P17"><text:span text:style-name="Subtitle">Saint-</text:span><text:span text:style-name="Subtitle"><text:span text:style-name="T34">Polycarpe, </text:span></text:span><text:span text:style-name="Subtitle"><text:span text:style-name="T35">Canad</text:span></text:span><text:span text:style-name="Subtitle"><text:span text:style-name="T95">a</text:span></text:span></text:p>
            <text:p text:style-name="P18"><text:span text:style-name="Subtitle"><text:span text:style-name="T34">Bonaventure, </text:span></text:span><text:span text:style-name="Subtitle"><text:span text:style-name="T35">Canad</text:span></text:span><text:span text:style-name="Subtitle"><text:span text:style-name="T95">a</text:span>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81"><text:span text:style-name="Text_20_emphasis"><text:span text:style-name="T147">P</text:span></text:span><text:span text:style-name="Text_20_emphasis"><text:span text:style-name="T99">lanification &amp; subvention</text:span></text:span><text:span text:style-name="Text_20_emphasis"><text:span text:style-name="T100">nement</text:span></text:span><text:span text:style-name="_30_._20_CV"> </text:span><text:span text:style-name="Text_20_no-Emphasis"><text:span text:style-name="T99">de projets en conservation de milieux riverains</text:span></text:span></text:p>
              </text:list-item>
              <text:list-item>
                <text:p text:style-name="P82"><text:span text:style-name="Text_20_emphasis"><text:span text:style-name="T127">C</text:span></text:span><text:span text:style-name="Text_20_emphasis"><text:span text:style-name="T87">ollaboration</text:span></text:span><text:span text:style-name="_30_._20_CV"><text:span text:style-name="T87"> </text:span></text:span><text:span text:style-name="Text_20_no-Emphasis"><text:span text:style-name="T127">a</text:span></text:span><text:span text:style-name="Text_20_no-Emphasis"><text:span text:style-name="T87">vec des acteurs municipaux, agricoles et particuliers</text:span></text:span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0"><text:span text:style-name="Title"><text:span text:style-name="T131">S</text:span></text:span><text:span text:style-name="Title"><text:span text:style-name="T91">upport Technique</text:span></text:span></text:p>
            <text:p text:style-name="P5"><text:span text:style-name="Subtitle"><text:span text:style-name="T135">Sykes </text:span></text:span><text:span text:style-name="Subtitle"><text:span text:style-name="T136">Enterprises</text:span></text:span></text:p>
          </table:table-cell>
          <table:covered-table-cell/>
          <table:table-cell table:style-name="Table3.C8" table:number-columns-spanned="2" office:value-type="string">
            <text:p text:style-name="P30"><text:span text:style-name="_30_._20_CV"><text:span text:style-name="T120">20</text:span></text:span><text:span text:style-name="_30_._20_CV"><text:span text:style-name="T125">1</text:span></text:span><text:span text:style-name="_30_._20_CV"><text:span text:style-name="T126">7</text:span></text:span><text:span text:style-name="_30_._20_CV"><text:span text:style-name="T121"> </text:span></text:span><text:span text:style-name="_30_._20_CV"><text:span text:style-name="T122">– </text:span></text:span><text:span text:style-name="_30_._20_CV"><text:span text:style-name="T120">20</text:span></text:span><text:span text:style-name="_30_._20_CV"><text:span text:style-name="T125">1</text:span></text:span><text:span text:style-name="_30_._20_CV"><text:span text:style-name="T126">8</text:span></text:span></text:p>
            <text:p text:style-name="P19"><text:span text:style-name="Subtitle"><text:span text:style-name="T34">Sherbrooke, </text:span></text:span><text:span text:style-name="Subtitle"><text:span text:style-name="T35">Canada</text:span>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141822430" text:style-name="L2">
              <text:list-item>
                <text:p text:style-name="P65"><text:span text:style-name="Text_20_emphasis"><text:span text:style-name="T77">Assistance bilingue </text:span></text:span><text:span text:style-name="Text_20_no-Emphasis"><text:span text:style-name="T77">de la clientèle d’un fournisseur en téléphonie</text:span></text:span></text:p>
              </text:list-item>
              <text:list-item>
                <text:p text:style-name="P65"><text:span text:style-name="Text_20_emphasis"><text:span text:style-name="T77">Supervision</text:span></text:span><text:span text:style-name="_30_._20_CV"><text:span text:style-name="T77"> </text:span></text:span><text:span text:style-name="Text_20_no-Emphasis"><text:span text:style-name="T77">de plancher et formation en remplacement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1"><text:span text:style-name="Title"><text:span text:style-name="T91">Entrepreneur Agricole</text:span></text:span><text:span text:style-name="Title"> </text:span></text:p>
            <text:p text:style-name="P6"><text:span text:style-name="Subtitle"><text:span text:style-name="T133">Éc</text:span></text:span><text:bookmark-start text:name="__DdeLink__532_2290474315"/><text:span text:style-name="Subtitle"><text:span text:style-name="T133">ollab (</text:span></text:span><text:span text:style-name="Subtitle"><text:span text:style-name="T141">d</text:span></text:span><text:span text:style-name="Subtitle"><text:span text:style-name="T93">evenu</text:span></text:span><text:span text:style-name="Subtitle"><text:span text:style-name="T133"> Agropol)</text:span>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9"><text:span text:style-name="_30_._20_CV"><text:span text:style-name="T120">20</text:span></text:span><text:span text:style-name="_30_._20_CV"><text:span text:style-name="T125">16</text:span></text:span><text:span text:style-name="_30_._20_CV"><text:span text:style-name="T121"> </text:span></text:span><text:span text:style-name="_30_._20_CV"><text:span text:style-name="T122">– </text:span></text:span><text:span text:style-name="_30_._20_CV"><text:span text:style-name="T120">20</text:span></text:span><text:span text:style-name="_30_._20_CV"><text:span text:style-name="T125">17</text:span></text:span></text:p>
            <text:p text:style-name="P19"><text:span text:style-name="Subtitle"><text:span text:style-name="T34">Sherbrooke, </text:span></text:span><text:span text:style-name="Subtitle"><text:span text:style-name="T35">Canada</text:span>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70"><text:span text:style-name="Text_20_emphasis">Production </text:span><text:span text:style-name="Text_20_emphasis"><text:span text:style-name="T100">maraîchère</text:span></text:span><text:span text:style-name="_30_._20_CV"><text:span text:style-name="T100"> </text:span></text:span><text:span text:style-name="Text_20_no-Emphasis"><text:span text:style-name="T100">de micropousses, miel et légumes</text:span></text:span></text:p>
              </text:list-item>
              <text:list-item>
                <text:p text:style-name="P70"><text:span text:style-name="Text_20_emphasis"><text:span text:style-name="T100">Vente directe</text:span></text:span><text:span text:style-name="_30_._20_CV"><text:span text:style-name="_30_._20_CV"><text:span text:style-name="T100"> </text:span></text:span></text:span><text:span text:style-name="Text_20_no-Emphasis"><text:span text:style-name="T100">en marchés et en restauration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4"><text:span text:style-name="Title"><text:span text:style-name="T129">Analyst</text:span></text:span><text:span text:style-name="Title"><text:span text:style-name="T131">e</text:span></text:span><text:span text:style-name="Title"><text:span text:style-name="T92"> </text:span></text:span><text:span text:style-name="Title"><text:span text:style-name="T130">(</text:span></text:span><text:span text:style-name="Title"><text:span text:style-name="T91">stage de </text:span></text:span><text:span text:style-name="Title"><text:span text:style-name="T130">4 </text:span></text:span><text:span text:style-name="Title"><text:span text:style-name="T131">m</text:span></text:span><text:span text:style-name="Title"><text:span text:style-name="T91">ois</text:span></text:span><text:span text:style-name="Title"><text:span text:style-name="T130">)</text:span></text:span></text:p>
            <text:p text:style-name="P11"><text:span text:style-name="Subtitle"><text:span text:style-name="T141">M</text:span></text:span><text:span text:style-name="Subtitle"><text:span text:style-name="T93">inistère de l’environnement du Québec</text:span></text:span><text:span text:style-name="Subtitle"><text:span text:style-name="T133"> (MELCC)</text:span></text:span></text:p>
          </table:table-cell>
          <table:covered-table-cell/>
          <table:table-cell table:style-name="Table3.C8" table:number-columns-spanned="2" office:value-type="string">
            <text:p text:style-name="P43"><text:span text:style-name="_30_._20_CV">2016</text:span></text:p>
            <text:p text:style-name="P19"><text:span text:style-name="Subtitle"><text:span text:style-name="T35">Rimouski</text:span></text:span><text:span text:style-name="Subtitle"><text:span text:style-name="T34">, </text:span></text:span><text:span text:style-name="Subtitle"><text:span text:style-name="T35">Canada</text:span>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71"><text:span text:style-name="Text_20_emphasis"><text:span text:style-name="T100">Traitement</text:span></text:span><text:span text:style-name="Text_20_no-Emphasis"><text:span text:style-name="T100"> des demandes de certificats d’autorisation <text:s/></text:span></text:span></text:p>
              </text:list-item>
              <text:list-item>
                <text:p text:style-name="P71"><text:span text:style-name="Text_20_emphasis"><text:span text:style-name="T100">Rédaction </text:span></text:span><text:span text:style-name="Text_20_no-Emphasis"><text:span text:style-name="T100">de rapports et de communication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3"><text:span text:style-name="Title"><text:span text:style-name="T144">A</text:span></text:span><text:span text:style-name="Title"><text:span text:style-name="T101">ssistant de Recherche </text:span></text:span><text:span text:style-name="Title"><text:span text:style-name="T143">(</text:span></text:span><text:span text:style-name="Title"><text:span text:style-name="T144">s</text:span></text:span><text:span text:style-name="Title"><text:span text:style-name="T101">tages de 4 mois</text:span></text:span><text:span text:style-name="Title"><text:span text:style-name="T143">)</text:span></text:span></text:p>
            <text:p text:style-name="P33"><text:span text:style-name="Subtitle"><text:span text:style-name="T136">Lab d’écologie végétale </text:span></text:span><text:span text:style-name="Subtitle"><text:span text:style-name="T133">(Université de Sherbrooke)</text:span></text:span></text:p>
            <text:p text:style-name="P22"><text:span text:style-name="Subtitle"><text:span text:style-name="T55">Lab </text:span></text:span><text:span text:style-name="Subtitle"><text:span text:style-name="T151">d’</text:span></text:span><text:span text:style-name="Subtitle"><text:span text:style-name="T103">entomologie tropicale </text:span></text:span><text:span text:style-name="Subtitle"><text:span text:style-name="T59"><text:s/></text:span></text:span><text:bookmark-start text:name="__DdeLink__543_2290474315"/><text:span text:style-name="Subtitle"><text:span text:style-name="T36">(</text:span></text:span><text:span text:style-name="Subtitle"><text:span text:style-name="T54">E</text:span></text:span><text:span text:style-name="Subtitle"><text:span text:style-name="T36">COFOG)</text:span></text:span><text:bookmark-end text:name="__DdeLink__543_2290474315"/></text:p>
            <text:p text:style-name="P7"><text:span text:style-name="Subtitle"><text:span text:style-name="T142">L</text:span></text:span><text:span text:style-name="Subtitle"><text:span text:style-name="T94">ab de conservation d’escargots</text:span></text:span><text:span text:style-name="Subtitle"><text:span text:style-name="T137"> </text:span></text:span><text:span text:style-name="Subtitle"><text:span text:style-name="T138">(Univeristy of Honolulu)</text:span></text:span><text:span text:style-name="Subtitle"><text:span text:style-name="T118"> </text:span></text:span><text:span text:style-name="Subtitle"><text:span text:style-name="T117"><text:s/></text:span></text:span><text:span text:style-name="Subtitle"><text:span text:style-name="T115"><text:s/></text:span></text:span></text:p>
          </table:table-cell>
          <table:covered-table-cell/>
          <table:table-cell table:style-name="Table3.C14" table:number-columns-spanned="2" office:value-type="string">
            <text:p text:style-name="P42"><text:span text:style-name="_30_._20_CV"><text:span text:style-name="T37">201</text:span></text:span><text:span text:style-name="_30_._20_CV"><text:span text:style-name="T56">4</text:span></text:span><text:span text:style-name="_30_._20_CV"> </text:span><text:span text:style-name="_30_._20_CV"><text:span text:style-name="T35">– </text:span></text:span><text:span text:style-name="_30_._20_CV"><text:span text:style-name="T37">20</text:span></text:span><text:span text:style-name="_30_._20_CV"><text:span text:style-name="T34">16</text:span></text:span></text:p>
            <text:p text:style-name="P17"><text:span text:style-name="Subtitle"><text:span text:style-name="T34">Sherbrooke, </text:span></text:span><text:span text:style-name="Subtitle"><text:span text:style-name="T35">Canada</text:span></text:span></text:p>
            <text:p text:style-name="P23"><text:span text:style-name="Subtitle">Kourou, </text:span><text:span text:style-name="Subtitle"><text:span text:style-name="T148">G</text:span></text:span><text:span text:style-name="Subtitle"><text:span text:style-name="T100">uyane Française</text:span></text:span></text:p>
            <text:p text:style-name="P23"><text:span text:style-name="Subtitle">Honolulu, </text:span><text:span text:style-name="Subtitle"><text:span text:style-name="T148">É</text:span></text:span><text:span text:style-name="Subtitle"><text:span text:style-name="T100">tats-Unis</text:span>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6"><text:span text:style-name="Text_20_emphasis"><text:span text:style-name="T102">Suivi de protocoles</text:span></text:span><text:span text:style-name="_30_._20_CV"><text:span text:style-name="T102"> </text:span></text:span><text:span text:style-name="Text_20_no-Emphasis"><text:span text:style-name="T102">rigoureux sur le terrain et en laboratoire</text:span></text:span></text:p>
              </text:list-item>
              <text:list-item>
                <text:p text:style-name="P67"><text:span text:style-name="Text_20_emphasis">Rev</text:span><text:span text:style-name="Text_20_emphasis"><text:span text:style-name="T149">u</text:span></text:span><text:span text:style-name="Text_20_emphasis"><text:span text:style-name="T102">e de littérature</text:span></text:span><text:span text:style-name="_30_._20_CV"><text:span text:style-name="T102"> </text:span></text:span><text:span text:style-name="Text_20_no-Emphasis"><text:span text:style-name="T102">scientifique pour l’analyse et la rédaction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6"><text:span text:style-name="Section"><text:span text:style-name="Section"><text:span text:style-name="T103">É</text:span></text:span></text:span><text:span text:style-name="Section">ducation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  <text:p text:style-name="P12"><text:span text:style-name="Title"><text:span text:style-name="T103">Développement en mégadonnées</text:span></text:span></text:p>
            <text:p text:style-name="P9"><text:span text:style-name="Subtitle"><text:span text:style-name="T142">A</text:span></text:span><text:span text:style-name="Subtitle"><text:span text:style-name="T94">ttestation d’études collégiales </text:span></text:span><text:span text:style-name="Subtitle"><text:span text:style-name="T139">(</text:span></text:span><text:span text:style-name="Subtitle"><text:span text:style-name="T133">AEC</text:span></text:span><text:span text:style-name="Subtitle"><text:span text:style-name="T139">)</text:span></text:span></text:p>
          </table:table-cell>
          <table:table-cell table:style-name="Table1.B2" office:value-type="string">
            <text:p text:style-name="P46"/>
            <text:p text:style-name="P25"><text:span text:style-name="_30_._20_CV"><text:span text:style-name="T119">202</text:span></text:span><text:span text:style-name="_30_._20_CV"><text:span text:style-name="T120">2</text:span></text:span><text:span text:style-name="_30_._20_CV"><text:span text:style-name="T119"> – </text:span></text:span><text:span text:style-name="_30_._20_CV"><text:span text:style-name="T128">2</text:span></text:span><text:span text:style-name="_30_._20_CV"><text:span text:style-name="T89">024</text:span></text:span><text:span text:style-name="T29"> </text:span></text:p>
            <text:p text:style-name="P25"><text:span text:style-name="Subtitle">Collège Bois-de-Boulogne</text:span><text:span text:style-name="T58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9"><text:span text:style-name="Text_20_emphasis"><text:span text:style-name="T79">Gestion et traitements </text:span></text:span><text:span text:style-name="Text_20_no-Emphasis"><text:span text:style-name="T79">de données </text:span></text:span><text:span text:style-name="Text_20_no-Emphasis"><text:span text:style-name="T78">par datalakes, pipelines</text:span></text:span></text:p>
              </text:list-item>
              <text:list-item>
                <text:p text:style-name="P69"><text:span text:style-name="Text_20_emphasis"><text:span text:style-name="T114">O</text:span></text:span><text:span text:style-name="Text_20_emphasis"><text:span text:style-name="T78">utils </text:span></text:span><text:span text:style-name="Text_20_emphasis"><text:span text:style-name="T107">big data </text:span></text:span><text:span text:style-name="Text_20_no-Emphasis"><text:span text:style-name="T78">comme </text:span></text:span><text:span text:style-name="Text_20_no-Emphasis"><text:span text:style-name="T112">Spark, Hadoop, Kafka, Flink </text:span></text:span><text:span text:style-name="Text_20_no-Emphasis"><text:span text:style-name="T114">e</text:span></text:span><text:span text:style-name="Text_20_no-Emphasis"><text:span text:style-name="T78">t plus</text:span>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45"><text:span text:style-name="Title"><text:span text:style-name="T103">Géomatique</text:span></text:span></text:p>
            <text:p text:style-name="P8"><text:span text:style-name="Subtitle"><text:span text:style-name="T142">D</text:span></text:span><text:span text:style-name="Subtitle"><text:span text:style-name="T94">iplôme d’études</text:span></text:span><text:span text:style-name="Subtitle"><text:span text:style-name="T133"> </text:span></text:span><text:span text:style-name="Subtitle"><text:span text:style-name="T94">supérieures spécialisées </text:span></text:span><text:span text:style-name="Subtitle"><text:span text:style-name="T139">(</text:span></text:span><text:span text:style-name="Subtitle"><text:span text:style-name="T133">DESS</text:span></text:span><text:span text:style-name="Subtitle"><text:span text:style-name="T139">)</text:span></text:span></text:p>
          </table:table-cell>
          <table:table-cell table:style-name="Table1.B4" office:value-type="string">
            <text:p text:style-name="P44"><text:span text:style-name="_30_._20_CV">2020 – 2021</text:span></text:p>
            <text:p text:style-name="P25"><text:span text:style-name="Subtitle">Université de Sherbrooke</text:span>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8"><text:span text:style-name="Text_20_emphasis"><text:span text:style-name="T114">D</text:span></text:span><text:span text:style-name="Text_20_emphasis"><text:span text:style-name="T78">onnées géospatiales </text:span></text:span><text:span text:style-name="Text_20_no-Emphasis"><text:span text:style-name="T78">aux niveaux fondamental et appliqué</text:span></text:span></text:p>
              </text:list-item>
              <text:list-item>
                <text:p text:style-name="P72"><text:span text:style-name="Text_20_emphasis"><text:span text:style-name="T152">O</text:span></text:span><text:span text:style-name="Text_20_emphasis"><text:span text:style-name="T104">utils GIS</text:span></text:span><text:span text:style-name="Text_20_emphasis"> </text:span><text:span text:style-name="Text_20_no-Emphasis"><text:span text:style-name="T152">p</text:span></text:span><text:span text:style-name="Text_20_no-Emphasis"><text:span text:style-name="T104">our la cartographie et des chaînes de traitements de données</text:span></text:span>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45"><text:span text:style-name="Title"><text:span text:style-name="T103">Écologie</text:span></text:span></text:p>
            <text:p text:style-name="P29"><text:span text:style-name="Subtitle"><text:span text:style-name="T151">B</text:span></text:span><text:span text:style-name="Subtitle"><text:span text:style-name="T103">ac</text:span></text:span><text:span text:style-name="Subtitle"><text:span text:style-name="T104">c</text:span></text:span><text:span text:style-name="Subtitle"><text:span text:style-name="T103">alauréat</text:span></text:span></text:p>
          </table:table-cell>
          <table:table-cell table:style-name="Table1.B6" office:value-type="string">
            <text:p text:style-name="P44"><text:span text:style-name="_30_._20_CV">2013 – 2016</text:span></text:p>
            <text:p text:style-name="P25"><text:span text:style-name="Subtitle">Université de Sherbrooke</text:span>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80"><text:span text:style-name="Text_20_emphasis"><text:span text:style-name="T104">Science </text:span></text:span><text:span text:style-name="Text_20_no-Emphasis"><text:span text:style-name="T104">des relations entre les organismes vivants et leurs environnements</text:span></text:span></text:p>
              </text:list-item>
              <text:list-item>
                <text:p text:style-name="P80"><text:span text:style-name="Text_20_emphasis"><text:span text:style-name="T104">Statistiques et analyse</text:span></text:span><text:span text:style-name="Text_20_no-Emphasis"><text:span text:style-name="T104"> à partir de données écologiques désordonnées</text:span></text:span></text:p>
              </text:list-item>
              <text:list-item>
                <text:p text:style-name="P83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8"><text:span text:style-name="Section"><text:span text:style-name="T102">Langues</text:span></text:span></text:p>
          </table:table-cell>
          <table:table-cell table:style-name="Table5.B1" office:value-type="string">
            <text:p text:style-name="P35"/>
          </table:table-cell>
          <table:table-cell table:style-name="Table5.A1" office:value-type="string">
            <text:p text:style-name="P39"><text:span text:style-name="Section"><text:span text:style-name="T102">Intérêts Personnels</text:span></text:span>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6"/>
              </text:list-header>
              <text:list-item>
                <text:p text:style-name="P87"><text:span text:style-name="Text_20_emphasis"><text:span text:style-name="T61">Fr</text:span></text:span><text:span text:style-name="Text_20_emphasis"><text:span text:style-name="T102">ançais</text:span></text:span><text:span text:style-name="Text_20_no-Emphasis"><text:span text:style-name="T102"> maternelle</text:span></text:span><text:span text:style-name="Text_20_no-Emphasis"> </text:span></text:p>
              </text:list-item>
              <text:list-item>
                <text:p text:style-name="P87"><text:span text:style-name="Text_20_emphasis">Serbo-</text:span><text:span text:style-name="Text_20_emphasis"><text:span text:style-name="T149">c</text:span></text:span><text:span text:style-name="Text_20_emphasis"><text:span text:style-name="T102">roate </text:span></text:span><text:span text:style-name="Text_20_no-Emphasis"><text:span text:style-name="T102">maternelle</text:span></text:span></text:p>
              </text:list-item>
              <text:list-item>
                <text:p text:style-name="P88"><text:span text:style-name="Text_20_emphasis"><text:span text:style-name="T102">Anglais</text:span></text:span><text:span text:style-name="_30_._20_CV"><text:span text:style-name="T102"> </text:span></text:span><text:span text:style-name="Text_20_no-Emphasis"><text:span text:style-name="T102">équivalent à maternelle</text:span></text:span></text:p>
              </text:list-item>
              <text:list-item>
                <text:p text:style-name="P88"><text:soft-page-break/><text:span text:style-name="Text_20_emphasis"><text:span text:style-name="T102">Espagnol</text:span></text:span><text:span text:style-name="_30_._20_CV"><text:span text:style-name="T102"> </text:span></text:span><text:span text:style-name="Text_20_no-Emphasis"><text:span text:style-name="T102">intermédiaire</text:span></text:span></text:p>
              </text:list-item>
            </text:list>
          </table:table-cell>
          <table:table-cell table:style-name="Table5.B2" office:value-type="string">
            <text:p text:style-name="P50"/>
          </table:table-cell>
          <table:table-cell table:style-name="Table5.C2" office:value-type="string">
            <text:list text:continue-numbering="true" text:style-name="L2">
              <text:list-header>
                <text:p text:style-name="P73"/>
              </text:list-header>
              <text:list-item>
                <text:p text:style-name="P74"><text:span text:style-name="Text_20_emphasis"><text:span text:style-name="T102">Voyage</text:span></text:span><text:span text:style-name="Text_20_no-Emphasis"><text:span text:style-name="T102"> et </text:span></text:span><text:span text:style-name="Text_20_emphasis"><text:span text:style-name="T102">nature</text:span></text:span></text:p>
              </text:list-item>
              <text:list-item>
                <text:p text:style-name="P74"><text:span text:style-name="Text_20_emphasis"><text:span text:style-name="T102">Course</text:span></text:span><text:span text:style-name="Text_20_no-Emphasis"><text:span text:style-name="T102"> à pied et </text:span></text:span><text:span text:style-name="Text_20_emphasis"><text:span text:style-name="T104">entraînement</text:span></text:span></text:p>
              </text:list-item>
              <text:list-item>
                <text:p text:style-name="P89"><text:span text:style-name="Text_20_emphasis"><text:span text:style-name="T104">Cuisine</text:span></text:span><text:span text:style-name="Text_20_no-Emphasis"><text:span text:style-name="T104"> et </text:span></text:span><text:span text:style-name="Text_20_emphasis"><text:span text:style-name="T104">alimentation</text:span></text:span></text:p>
              </text:list-item>
              <text:list-item>
                <text:p text:style-name="P89"><text:soft-page-break/><text:span text:style-name="Text_20_emphasis"><text:span text:style-name="T104">Développement informatique</text:span></text:span></text:p>
              </text:list-item>
            </text:list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Text_20_no-Emphasis" style:display-name="Text no-Emphasis" style:family="text" style:parent-style-name="_30_._20_CV">
      <style:text-properties fo:color="#999999" loext:opacity="100%" style:font-name="Calibri Light" fo:font-family="'Calibri Light'" style:font-family-generic="swiss" style:font-pitch="variable"/>
    </style:style>
    <style:style style:name="Subtitle" style:family="text" style:parent-style-name="_30_._20_CV">
      <style:text-properties fo:color="#999999" loext:opacity="100%" fo:font-style="italic"/>
    </style:style>
    <style:style style:name="Title" style:family="text" style:parent-style-name="_30_._20_CV">
      <style:text-properties fo:font-weight="bold"/>
    </style:style>
    <style:style style:name="Section" style:family="text" style:parent-style-name="_30_._20_CV">
      <style:text-properties fo:font-size="14pt" fo:font-weight="bold"/>
    </style:style>
    <style:style style:name="_30_._20_CV" style:display-name="0. CV" style:family="text">
      <style:text-properties fo:color="#000000" loext:opacity="100%" style:font-name="Calibri Light1" fo:font-family="'Calibri Light'" style:font-style-name="Regular" style:font-family-generic="swiss" style:font-pitch="variable" fo:font-weight="250"/>
    </style:style>
    <style:style style:name="Text_20_emphasis" style:display-name="Text emphasis" style:family="text" style:parent-style-name="_30_._20_CV">
      <style:text-properties style:font-name="Calibri" fo:font-family="Calibri" style:font-style-name="Regular" style:font-family-generic="swiss" style:font-pitch="variable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7T20:58:09.255000000</meta:creation-date>
    <dc:date>2024-06-05T10:28:06.676000000</dc:date>
    <meta:editing-duration>P3DT8H11M46S</meta:editing-duration>
    <meta:editing-cycles>53</meta:editing-cycles>
    <meta:generator>LibreOffice/24.2.3.2$Windows_X86_64 LibreOffice_project/433d9c2ded56988e8a90e6b2e771ee4e6a5ab2ba</meta:generator>
    <meta:print-date>2024-06-04T14:17:24.208000000</meta:print-date>
    <meta:printed-by>PDF files</meta:printed-by>
    <meta:document-statistic meta:table-count="5" meta:image-count="7" meta:object-count="0" meta:page-count="3" meta:paragraph-count="104" meta:word-count="578" meta:character-count="3994" meta:non-whitespace-character-count="3515"/>
  </office:meta>
</office:document-meta>
</file>